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000000" draw:fill="solid" draw:fill-color="#ffffff"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solid" draw:fill-color="#33cc66" draw:textarea-vertical-align="middle"/>
    </style:style>
    <style:style style:name="gr4" style:family="graphic" style:parent-style-name="standard">
      <style:graphic-properties draw:fill="solid" draw:fill-color="#e6e64c" draw:textarea-vertical-align="middle"/>
    </style:style>
    <style:style style:name="gr5" style:family="graphic" style:parent-style-name="standard">
      <style:graphic-properties draw:textarea-vertical-align="middle"/>
    </style:style>
    <style:style style:name="gr6" style:family="graphic" style:parent-style-name="standard">
      <style:graphic-properties svg:stroke-color="#000000" draw:fill="solid" draw:fill-color="#ffffff" draw:textarea-vertical-align="middle"/>
    </style:style>
    <style:style style:name="gr7" style:family="graphic" style:parent-style-name="standard">
      <style:graphic-properties draw:fill="solid" draw:fill-color="#ccccff" draw:textarea-horizontal-align="justify" draw:textarea-vertical-align="middle" draw:auto-grow-height="false"/>
    </style:style>
    <style:style style:name="gr8" style:family="graphic" style:parent-style-name="standard">
      <style:graphic-properties svg:stroke-color="#000000" draw:fill="solid" draw:fill-color="#ccccff" draw:textarea-vertical-align="middle" draw:auto-grow-height="false" fo:min-height="0.749cm" fo:min-width="0.499cm"/>
    </style:style>
    <style:style style:name="gr9" style:family="graphic">
      <style:graphic-properties style:protect="size"/>
    </style:style>
    <style:style style:name="gr10" style:family="graphic" style:parent-style-name="standard">
      <style:graphic-properties svg:stroke-color="#000000" draw:fill="solid" draw:fill-color="#ff3366" draw:textarea-vertical-align="middle"/>
    </style:style>
    <style:style style:name="gr11" style:family="graphic" style:parent-style-name="standard">
      <style:graphic-properties svg:stroke-color="#000000" draw:fill="solid" draw:fill-color="#dc2300" draw:textarea-vertical-align="middle"/>
    </style:style>
    <style:style style:name="gr12" style:family="graphic" style:parent-style-name="standard">
      <style:graphic-properties svg:stroke-color="#000000" draw:fill="solid" draw:fill-color="#b84700" draw:textarea-vertical-align="middle"/>
    </style:style>
    <style:style style:name="gr13" style:family="graphic" style:parent-style-name="standard">
      <style:graphic-properties svg:stroke-color="#000000" draw:fill="solid" draw:fill-color="#ff3333" draw:textarea-vertical-align="middle"/>
    </style:style>
    <style:style style:name="gr14" style:family="graphic" style:parent-style-name="standard">
      <style:graphic-properties svg:stroke-color="#000000" draw:fill="solid" draw:fill-color="#eb613d" draw:textarea-vertical-align="middle"/>
    </style:style>
    <style:style style:name="gr15" style:family="graphic" style:parent-style-name="standard">
      <style:graphic-properties svg:stroke-color="#000000" draw:fill="solid" draw:fill-color="#b84747" draw:textarea-vertical-align="middle"/>
    </style:style>
    <style:style style:name="gr16" style:family="graphic" style:parent-style-name="standard">
      <style:graphic-properties svg:stroke-color="#000000" draw:fill="solid" draw:fill-color="#b80047" draw:textarea-vertical-align="middle"/>
    </style:style>
    <style:style style:name="gr17" style:family="graphic" style:parent-style-name="standard">
      <style:graphic-properties svg:stroke-color="#000000" draw:fill="solid" draw:fill-color="#99284c" draw:textarea-vertical-align="middle"/>
    </style:style>
    <style:style style:name="gr18" style:family="graphic" style:parent-style-name="standard">
      <style:graphic-properties svg:stroke-color="#000000" draw:fill="solid" draw:fill-color="#94006b" draw:textarea-vertical-align="middle"/>
    </style:style>
    <style:style style:name="gr19" style:family="graphic" style:parent-style-name="standard">
      <style:graphic-properties svg:stroke-color="#000000" draw:fill="solid" draw:fill-color="#94476b" draw:textarea-vertical-align="middle"/>
    </style:style>
    <style:style style:name="gr20" style:family="graphic" style:parent-style-name="standard">
      <style:graphic-properties svg:stroke-color="#000000" draw:fill="solid" draw:fill-color="#944794" draw:textarea-vertical-align="middle"/>
    </style:style>
    <style:style style:name="gr21" style:family="graphic" style:parent-style-name="standard">
      <style:graphic-properties svg:stroke-color="#000000" draw:fill="solid" draw:fill-color="#ffffff" draw:textarea-horizontal-align="justify" draw:textarea-vertical-align="middle" draw:auto-grow-height="false" fo:min-height="0cm" fo:min-width="0cm" fo:wrap-option="no-wrap"/>
    </style:style>
    <style:style style:name="pr1" style:family="presentation" style:parent-style-name="Predefinito-notes">
      <style:graphic-properties draw:fill-color="#ffffff" fo:min-height="13.364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text-properties fo:color="#ffffff"/>
    </style:style>
    <style:style style:name="P5" style:family="paragraph">
      <style:paragraph-properties fo:text-align="center"/>
      <style:text-properties fo:color="#ffffff" fo:font-size="12pt" style:font-size-asian="12pt" style:font-size-complex="12pt"/>
    </style:style>
    <style:style style:name="P6"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color="#ffffff"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0">
        <draw:g>
          <draw:rect draw:style-name="gr1" draw:text-style-name="P1" draw:layer="layout" svg:width="9.6cm" svg:height="19.2cm" svg:x="16.2cm" svg:y="0.799cm">
            <text:p/>
          </draw:rect>
          <draw:frame draw:style-name="gr2" draw:layer="layout" svg:width="3.558cm" svg:height="0.963cm" svg:x="19.221cm" svg:y="1.999cm">
            <draw:text-box>
              <text:p text:style-name="P1">ONEADAY</text:p>
            </draw:text-box>
          </draw:frame>
        </draw:g>
        <draw:g>
          <draw:rect draw:style-name="gr1" draw:text-style-name="P1" draw:layer="layout" svg:width="9.6cm" svg:height="19.2cm" svg:x="2.2cm" svg:y="0.8cm">
            <text:p/>
          </draw:rect>
          <draw:frame draw:style-name="gr2" draw:layer="layout" svg:width="3.558cm" svg:height="0.963cm" svg:x="5.221cm" svg:y="2cm">
            <draw:text-box>
              <text:p text:style-name="P1">ONEADAY</text:p>
            </draw:text-box>
          </draw:frame>
        </draw:g>
        <draw:rect draw:style-name="gr3" draw:text-style-name="P1" draw:layer="layout" svg:width="4.8cm" svg:height="4.8cm" svg:x="4.6cm" svg:y="3.6cm">
          <text:p text:style-name="P1">PIC</text:p>
        </draw:rect>
        <draw:rect draw:style-name="gr4" draw:text-style-name="P1" draw:layer="layout" svg:width="4.8cm" svg:height="4.8cm" svg:x="4.6cm" svg:y="8.9cm">
          <text:p text:style-name="P1">LIVE</text:p>
        </draw:rect>
        <draw:rect draw:style-name="gr5" draw:text-style-name="P1" draw:layer="layout" svg:width="4.8cm" svg:height="4.8cm" svg:x="4.6cm" svg:y="14.2cm">
          <text:p text:style-name="P1">STREAM</text:p>
        </draw:rect>
        <draw:rect draw:style-name="gr6" draw:text-style-name="P1" draw:layer="layout" svg:width="8cm" svg:height="11.6cm" svg:x="17cm" svg:y="3.6cm">
          <text:p text:style-name="P1">PHONE CAMERA</text:p>
          <text:p text:style-name="P1">EMBEDDED</text:p>
          <text:p text:style-name="P1">WITH LAST TAKEN</text:p>
          <text:p text:style-name="P1">PICTURE OVERLAY</text:p>
          <text:p text:style-name="P1">IN TRANSPARENCE</text:p>
        </draw:rect>
        <draw:custom-shape draw:style-name="gr7" draw:text-style-name="P1" draw:layer="layout" svg:width="6.8cm" svg:height="2cm" svg:x="9.5cm" svg:y="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 draw:text-style-name="P1" draw:layer="layout" svg:width="8cm" svg:height="1.601cm" svg:x="17cm" svg:y="15.2cm">
          <text:p text:style-name="P1">PIC</text:p>
        </draw:rect>
        <draw:custom-shape draw:style-name="gr8" draw:text-style-name="P1" draw:layer="layout" svg:width="2.8cm" svg:height="3.2cm" draw:transform="rotate (-1.57079632679579) translate (27.5cm 16.9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2" draw:text-style-name="P2" draw:layer="layout" svg:width="6.073cm" svg:height="0.806cm" svg:x="19.8cm" svg:y="18.394cm">
          <draw:text-box>
            <text:p><text:span text:style-name="T1">After confirmation prompt</text:span></text:p>
          </draw:text-box>
        </draw:frame>
        <presentation:notes draw:style-name="dp2">
          <draw:page-thumbnail draw:style-name="gr9"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2T1">
        <draw:g>
          <draw:rect draw:style-name="gr1" draw:text-style-name="P1" draw:layer="layout" svg:width="9.6cm" svg:height="19.2cm" svg:x="16.199cm" svg:y="0.799cm">
            <text:p/>
          </draw:rect>
          <draw:frame draw:style-name="gr2" draw:layer="layout" svg:width="3.558cm" svg:height="0.963cm" svg:x="19.22cm" svg:y="1.999cm">
            <draw:text-box>
              <text:p text:style-name="P1">ONEADAY</text:p>
            </draw:text-box>
          </draw:frame>
        </draw:g>
        <draw:g>
          <draw:rect draw:style-name="gr1" draw:text-style-name="P1" draw:layer="layout" svg:width="9.6cm" svg:height="19.2cm" svg:x="2.199cm" svg:y="0.8cm">
            <text:p/>
          </draw:rect>
          <draw:frame draw:style-name="gr2" draw:layer="layout" svg:width="3.558cm" svg:height="0.963cm" svg:x="5.22cm" svg:y="2cm">
            <draw:text-box>
              <text:p text:style-name="P1">ONEADAY</text:p>
            </draw:text-box>
          </draw:frame>
        </draw:g>
        <draw:rect draw:style-name="gr10" draw:text-style-name="P3" draw:layer="layout" svg:width="1.4cm" svg:height="2.4cm" svg:x="2.8cm" svg:y="3.6cm">
          <text:p text:style-name="P3"><text:span text:style-name="T2">Last</text:span></text:p>
          <text:p text:style-name="P3"><text:span text:style-name="T2">pic</text:span></text:p>
        </draw:rect>
        <draw:rect draw:style-name="gr11" draw:text-style-name="P1" draw:layer="layout" svg:width="1.4cm" svg:height="2.4cm" svg:x="4.199cm" svg:y="3.599cm">
          <text:p/>
        </draw:rect>
        <draw:rect draw:style-name="gr12" draw:text-style-name="P1" draw:layer="layout" svg:width="1.4cm" svg:height="2.4cm" svg:x="5.6cm" svg:y="3.598cm">
          <text:p/>
        </draw:rect>
        <draw:rect draw:style-name="gr13" draw:text-style-name="P1" draw:layer="layout" svg:width="1.4cm" svg:height="2.4cm" svg:x="7cm" svg:y="3.597cm">
          <text:p/>
        </draw:rect>
        <draw:rect draw:style-name="gr14" draw:text-style-name="P1" draw:layer="layout" svg:width="1.4cm" svg:height="2.4cm" svg:x="8.398cm" svg:y="3.597cm">
          <text:p/>
        </draw:rect>
        <draw:rect draw:style-name="gr15" draw:text-style-name="P1" draw:layer="layout" svg:width="1.4cm" svg:height="2.4cm" svg:x="9.799cm" svg:y="3.595cm">
          <text:p/>
        </draw:rect>
        <draw:rect draw:style-name="gr16" draw:text-style-name="P1" draw:layer="layout" svg:width="1.4cm" svg:height="2.4cm" svg:x="2.8cm" svg:y="6cm">
          <text:p/>
        </draw:rect>
        <draw:rect draw:style-name="gr17" draw:text-style-name="P1" draw:layer="layout" svg:width="1.4cm" svg:height="2.4cm" svg:x="4.2cm" svg:y="5.999cm">
          <text:p/>
        </draw:rect>
        <draw:rect draw:style-name="gr18" draw:text-style-name="P1" draw:layer="layout" svg:width="1.4cm" svg:height="2.4cm" svg:x="5.599cm" svg:y="5.998cm">
          <text:p/>
        </draw:rect>
        <draw:rect draw:style-name="gr19" draw:text-style-name="P1" draw:layer="layout" svg:width="1.4cm" svg:height="2.4cm" svg:x="6.998cm" svg:y="5.997cm">
          <text:p/>
        </draw:rect>
        <draw:rect draw:style-name="gr20" draw:text-style-name="P5" draw:layer="layout" svg:width="1.4cm" svg:height="2.4cm" svg:x="8.4cm" svg:y="5.997cm">
          <text:p text:style-name="P4"><text:span text:style-name="T3">Oldest</text:span></text:p>
          <text:p text:style-name="P4"><text:span text:style-name="T3">pic</text:span></text:p>
        </draw:rect>
        <draw:custom-shape draw:style-name="gr21" draw:text-style-name="P6" draw:layer="layout" svg:width="2.999cm" svg:height="3.599cm" svg:x="12.4cm" svg:y="7.401cm">
          <text:p text:style-name="P6">Pics are</text:p>
          <text:p text:style-name="P6">Shown in</text:p>
          <text:p text:style-name="P6">Lines from</text:p>
          <text:p text:style-name="P6">The last one</text:p>
          <text:p text:style-name="P6">To the first.</text:p>
          <draw:enhanced-geometry svg:viewBox="0 0 21600 21600" draw:mirror-horizontal="false" draw:type="line-callout-1" draw:modifiers="-17035.2 -6876 -1800 333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rect draw:style-name="gr4" draw:text-style-name="P1" draw:layer="layout" svg:width="4.8cm" svg:height="4.8cm" svg:x="4.599cm" svg:y="8.899cm">
          <text:p text:style-name="P1">LIVE</text:p>
        </draw:rect>
        <draw:rect draw:style-name="gr5" draw:text-style-name="P1" draw:layer="layout" svg:width="4.8cm" svg:height="4.8cm" svg:x="4.599cm" svg:y="14.199cm">
          <text:p text:style-name="P1">STREAM</text:p>
        </draw:rect>
        <presentation:notes draw:style-name="dp2">
          <draw:page-thumbnail draw:style-name="gr9"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cm" fo:margin-bottom="0.4cm"/>
      <style:text-properties fo:font-size="28pt" style:font-size-asian="28pt" style:font-size-complex="28pt"/>
    </style:style>
    <style:style style:name="Predefinito-outline3" style:family="presentation" style:parent-style-name="Predefinito-outline2">
      <style:paragraph-properties fo:margin-top="0cm" fo:margin-bottom="0.3cm"/>
      <style:text-properties fo:font-size="24pt" style:font-size-asian="24pt" style:font-size-complex="24pt"/>
    </style:style>
    <style:style style:name="Predefinito-outline4" style:family="presentation" style:parent-style-name="Predefinito-outline3">
      <style:paragraph-properties fo:margin-top="0cm" fo:margin-bottom="0.2cm"/>
      <style:text-properties fo:font-size="20pt" style:font-size-asian="20pt" style:font-size-complex="20pt"/>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ero&gt;</text:page-number></text:p>
        </draw:text-box>
      </draw:frame>
    </style:handout-master>
    <style:master-page style:name="Predefinito" style:page-layout-name="PM1" draw:style-name="Mdp1">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ero&gt;</text:page-number></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Gianpaolo Papa</meta:initial-creator>
    <meta:creation-date>2014-06-08T18:50:30.74</meta:creation-date>
    <dc:date>2014-06-08T19:16:53.28</dc:date>
    <dc:creator>Gianpaolo Papa</dc:creator>
    <meta:editing-duration>PT26M15S</meta:editing-duration>
    <meta:editing-cycles>24</meta:editing-cycles>
    <meta:generator>OpenOffice.org/3.4.1$Win32 OpenOffice.org_project/341m1$Build-9593</meta:generator>
    <meta:document-statistic meta:object-count="59"/>
  </office:meta>
</office:document-meta>
</file>